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fo:font-weight="normal" style:font-name-asian="Droid Sans Fallback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 Fallback" fo:font-weight="normal" style:font-name-asian="Droid Sans Fallback" style:font-weight-asian="normal" style:font-weight-complex="normal"/>
    </style:style>
    <style:style style:name="P3" style:family="paragraph" style:parent-style-name="Standard">
      <style:text-properties style:font-name="Droid Sans Fallback" fo:font-weight="normal" officeooo:rsid="001773d6" officeooo:paragraph-rsid="001773d6" style:font-name-asian="Droid Sans Fallback" style:font-weight-asian="normal" style:font-weight-complex="normal"/>
    </style:style>
    <style:style style:name="P4" style:family="paragraph" style:parent-style-name="Standard">
      <style:text-properties style:font-name="Droid Sans Fallback" fo:font-weight="normal" officeooo:rsid="001773d6" officeooo:paragraph-rsid="001b429a" style:font-name-asian="Droid Sans Fallback" style:font-weight-asian="normal" style:font-weight-complex="normal"/>
    </style:style>
    <style:style style:name="P5" style:family="paragraph" style:parent-style-name="Standard">
      <style:text-properties style:font-name="Droid Sans Fallback" fo:font-weight="normal" officeooo:rsid="001773d6" officeooo:paragraph-rsid="001cacdc" style:font-name-asian="Droid Sans Fallback" style:font-weight-asian="normal" style:font-weight-complex="normal"/>
    </style:style>
    <style:style style:name="P6" style:family="paragraph" style:parent-style-name="Standard">
      <style:text-properties style:font-name="Droid Sans Fallback" fo:font-weight="normal" officeooo:rsid="001773d6" officeooo:paragraph-rsid="001e24e1" style:font-name-asian="Droid Sans Fallback" style:font-weight-asian="normal" style:font-weight-complex="normal"/>
    </style:style>
    <style:style style:name="P7" style:family="paragraph" style:parent-style-name="Standard">
      <style:text-properties style:font-name="Droid Sans Fallback" fo:font-weight="normal" officeooo:rsid="001773d6" officeooo:paragraph-rsid="00200232" style:font-name-asian="Droid Sans Fallback" style:font-weight-asian="normal" style:font-weight-complex="normal"/>
    </style:style>
    <style:style style:name="P8" style:family="paragraph" style:parent-style-name="Standard">
      <style:text-properties style:font-name="Droid Sans Fallback" fo:font-weight="normal" officeooo:rsid="001773d6" officeooo:paragraph-rsid="0020b71e" style:font-name-asian="Droid Sans Fallback" style:font-weight-asian="normal" style:font-weight-complex="normal"/>
    </style:style>
    <style:style style:name="P9" style:family="paragraph" style:parent-style-name="Standard">
      <style:text-properties style:font-name="Droid Sans Fallback" fo:font-weight="normal" officeooo:rsid="001773d6" officeooo:paragraph-rsid="0021107d" style:font-name-asian="Droid Sans Fallback" style:font-weight-asian="normal" style:font-weight-complex="normal"/>
    </style:style>
    <style:style style:name="P10" style:family="paragraph" style:parent-style-name="Standard">
      <style:text-properties style:font-name="Droid Sans Fallback" fo:font-weight="normal" officeooo:rsid="001773d6" officeooo:paragraph-rsid="00227b30" style:font-name-asian="Droid Sans Fallback" style:font-weight-asian="normal" style:font-weight-complex="normal"/>
    </style:style>
    <style:style style:name="P11" style:family="paragraph" style:parent-style-name="Standard">
      <style:text-properties style:font-name="Droid Sans Fallback" fo:font-weight="normal" officeooo:rsid="001773d6" officeooo:paragraph-rsid="0022d8dd" style:font-name-asian="Droid Sans Fallback" style:font-weight-asian="normal" style:font-weight-complex="normal"/>
    </style:style>
    <style:style style:name="P12" style:family="paragraph" style:parent-style-name="Standard">
      <style:text-properties fo:font-weight="normal" officeooo:paragraph-rsid="001773d6" style:font-weight-asian="normal" style:font-weight-complex="normal"/>
    </style:style>
    <style:style style:name="P13" style:family="paragraph" style:parent-style-name="Standard">
      <style:text-properties fo:color="#000000" style:font-name="Droid Sans Fallback" fo:font-weight="normal" officeooo:rsid="001773d6" officeooo:paragraph-rsid="001773d6" style:font-name-asian="Droid Sans Fallback" style:font-weight-asian="normal" style:font-weight-complex="normal"/>
    </style:style>
    <style:style style:name="P14" style:family="paragraph" style:parent-style-name="Standard">
      <style:text-properties fo:color="#000000" style:font-name="Droid Sans Fallback" fo:font-weight="normal" officeooo:rsid="001773d6" officeooo:paragraph-rsid="00200232" style:font-name-asian="Droid Sans Fallback" style:font-weight-asian="normal" style:font-weight-complex="normal"/>
    </style:style>
    <style:style style:name="P15" style:family="paragraph" style:parent-style-name="Standard">
      <style:text-properties fo:color="#000000" style:font-name="Droid Sans Fallback" fo:font-weight="normal" officeooo:rsid="001773d6" officeooo:paragraph-rsid="00227b30" style:font-name-asian="Droid Sans Fallback" style:font-weight-asian="normal" style:font-weight-complex="normal"/>
    </style:style>
    <style:style style:name="P16" style:family="paragraph" style:parent-style-name="Standard">
      <style:text-properties fo:color="#000000" style:font-name="Droid Sans Fallback" fo:font-weight="normal" officeooo:rsid="001773d6" officeooo:paragraph-rsid="00233867" style:font-name-asian="Droid Sans Fallback" style:font-weight-asian="normal" style:font-weight-complex="normal"/>
    </style:style>
    <style:style style:name="P17" style:family="paragraph" style:parent-style-name="Standard">
      <style:text-properties fo:color="#000000" style:font-name="Droid Sans Fallback" fo:font-weight="normal" officeooo:rsid="001773d6" officeooo:paragraph-rsid="0024bb1e" style:font-name-asian="Droid Sans Fallback" style:font-weight-asian="normal" style:font-weight-complex="normal"/>
    </style:style>
    <style:style style:name="P18" style:family="paragraph" style:parent-style-name="Standard">
      <style:text-properties fo:color="#000000" style:font-name="Droid Sans Fallback" fo:font-weight="normal" officeooo:rsid="001773d6" officeooo:paragraph-rsid="00266d75" style:font-name-asian="Droid Sans Fallback" style:font-weight-asian="normal" style:font-weight-complex="normal"/>
    </style:style>
    <style:style style:name="P19" style:family="paragraph" style:parent-style-name="Standard">
      <style:text-properties fo:color="#000000" style:font-name="Droid Sans Fallback" fo:font-weight="normal" officeooo:rsid="001773d6" officeooo:paragraph-rsid="00281533" style:font-name-asian="Droid Sans Fallback" style:font-weight-asian="normal" style:font-weight-complex="normal"/>
    </style:style>
    <style:style style:name="P20" style:family="paragraph" style:parent-style-name="Standard">
      <style:text-properties fo:color="#000000" style:font-name="Droid Sans Fallback" fo:font-weight="normal" officeooo:rsid="001773d6" officeooo:paragraph-rsid="0029ed00" style:font-name-asian="Droid Sans Fallback" style:font-weight-asian="normal" style:font-weight-complex="normal"/>
    </style:style>
    <style:style style:name="P21" style:family="paragraph" style:parent-style-name="Standard">
      <style:text-properties fo:color="#000000" style:font-name="Droid Sans Fallback" fo:font-weight="normal" officeooo:rsid="001773d6" officeooo:paragraph-rsid="002b025d" style:font-name-asian="Droid Sans Fallback" style:font-weight-asian="normal" style:font-weight-complex="normal"/>
    </style:style>
    <style:style style:name="P22" style:family="paragraph" style:parent-style-name="Standard">
      <style:text-properties fo:color="#000000" style:font-name="Droid Sans Fallback" fo:font-weight="normal" officeooo:rsid="001773d6" officeooo:paragraph-rsid="002c4b3c" style:font-name-asian="Droid Sans Fallback" style:font-weight-asian="normal" style:font-weight-complex="normal"/>
    </style:style>
    <style:style style:name="P23" style:family="paragraph" style:parent-style-name="Standard">
      <style:text-properties fo:color="#000000" style:font-name="Droid Sans Fallback" fo:font-weight="normal" officeooo:rsid="001773d6" officeooo:paragraph-rsid="002e4463" style:font-name-asian="Droid Sans Fallback" style:font-weight-asian="normal" style:font-weight-complex="normal"/>
    </style:style>
    <style:style style:name="P24" style:family="paragraph" style:parent-style-name="Standard">
      <style:text-properties fo:color="#000000" style:font-name="Droid Sans Fallback" fo:font-weight="normal" officeooo:rsid="001773d6" officeooo:paragraph-rsid="002f7c47" style:font-name-asian="Droid Sans Fallback" style:font-weight-asian="normal" style:font-weight-complex="normal"/>
    </style:style>
    <style:style style:name="P25" style:family="paragraph" style:parent-style-name="Standard">
      <style:text-properties fo:color="#000000" style:font-name="Droid Sans Fallback" fo:font-weight="normal" officeooo:rsid="001773d6" officeooo:paragraph-rsid="003a0dfa" style:font-name-asian="Droid Sans Fallback" style:font-weight-asian="normal" style:font-weight-complex="normal"/>
    </style:style>
    <style:style style:name="P26" style:family="paragraph" style:parent-style-name="Standard">
      <style:text-properties fo:color="#000000" style:font-name="Droid Sans Fallback" fo:font-size="10pt" fo:font-weight="normal" officeooo:rsid="001773d6" officeooo:paragraph-rsid="0032837d" style:font-name-asian="Droid Sans Fallback" style:font-size-asian="10pt" style:font-weight-asian="normal" style:font-weight-complex="normal"/>
    </style:style>
    <style:style style:name="P27" style:family="paragraph" style:parent-style-name="Standard">
      <style:text-properties fo:color="#000000" style:font-name="Droid Sans Fallback" fo:font-size="10pt" fo:font-weight="normal" officeooo:rsid="001773d6" officeooo:paragraph-rsid="0032a110" style:font-name-asian="Droid Sans Fallback" style:font-size-asian="10pt" style:font-weight-asian="normal" style:font-weight-complex="normal"/>
    </style:style>
    <style:style style:name="P28" style:family="paragraph" style:parent-style-name="Standard">
      <style:text-properties fo:color="#000000" style:font-name="Droid Sans Fallback" fo:font-size="10pt" fo:font-weight="normal" officeooo:rsid="001773d6" officeooo:paragraph-rsid="003498d6" style:font-name-asian="Droid Sans Fallback" style:font-size-asian="10pt" style:font-weight-asian="normal" style:font-weight-complex="normal"/>
    </style:style>
    <style:style style:name="P29" style:family="paragraph" style:parent-style-name="Standard">
      <style:text-properties fo:color="#000000" style:font-name="Droid Sans Fallback" fo:font-size="10pt" fo:font-weight="normal" officeooo:rsid="001773d6" officeooo:paragraph-rsid="00363d39" style:font-name-asian="Droid Sans Fallback" style:font-size-asian="10pt" style:font-weight-asian="normal" style:font-weight-complex="normal"/>
    </style:style>
    <style:style style:name="P30" style:family="paragraph" style:parent-style-name="Standard">
      <style:text-properties fo:color="#000000" style:font-name="Droid Sans Fallback" fo:font-size="10pt" fo:font-weight="normal" officeooo:rsid="001773d6" officeooo:paragraph-rsid="003a0dfa" style:font-name-asian="Droid Sans Fallback" style:font-size-asian="10pt" style:font-weight-asian="normal" style:font-weight-complex="normal"/>
    </style:style>
    <style:style style:name="P31" style:family="paragraph" style:parent-style-name="Standard">
      <style:text-properties fo:color="#000000" style:font-name="Droid Sans Fallback" fo:font-size="10pt" fo:font-weight="normal" officeooo:rsid="001773d6" officeooo:paragraph-rsid="003b84e1" style:font-name-asian="Droid Sans Fallback" style:font-size-asian="10pt" style:font-weight-asian="normal" style:font-weight-complex="normal"/>
    </style:style>
    <style:style style:name="P32" style:family="paragraph" style:parent-style-name="Standard">
      <style:text-properties fo:color="#000000" style:font-name="Droid Sans Fallback" fo:font-size="10pt" fo:font-weight="normal" officeooo:rsid="001773d6" officeooo:paragraph-rsid="003d2eec" style:font-name-asian="Droid Sans Fallback" style:font-size-asian="10pt" style:font-weight-asian="normal" style:font-weight-complex="normal"/>
    </style:style>
    <style:style style:name="P33" style:family="paragraph" style:parent-style-name="Standard">
      <style:text-properties fo:color="#000000" style:font-name="Droid Sans Fallback" fo:font-size="10pt" fo:font-weight="normal" officeooo:rsid="001773d6" officeooo:paragraph-rsid="003ffcc2" style:font-name-asian="Droid Sans Fallback" style:font-size-asian="10pt" style:font-weight-asian="normal" style:font-weight-complex="normal"/>
    </style:style>
    <style:style style:name="P34" style:family="paragraph" style:parent-style-name="Standard">
      <style:text-properties fo:color="#000000" style:font-name="Monospace" fo:font-size="10pt" fo:font-weight="normal" officeooo:rsid="001773d6" officeooo:paragraph-rsid="0030c5a2" style:font-name-asian="Droid Sans Fallback" style:font-size-asian="10pt" style:font-weight-asian="normal" style:font-weight-complex="normal"/>
    </style:style>
    <style:style style:name="P35" style:family="paragraph" style:parent-style-name="Standard">
      <style:text-properties fo:color="#000000" style:font-name="Monospace" fo:font-size="10pt" fo:font-weight="normal" officeooo:rsid="001773d6" officeooo:paragraph-rsid="0032837d" style:font-name-asian="Droid Sans Fallback" style:font-size-asian="10pt" style:font-weight-asian="normal" style:font-weight-complex="normal"/>
    </style:style>
    <style:style style:name="P36" style:family="paragraph" style:parent-style-name="Standard">
      <style:text-properties fo:color="#000000" style:font-name="Monospace" fo:font-size="10pt" fo:font-weight="normal" officeooo:rsid="001773d6" officeooo:paragraph-rsid="0034c9b6" style:font-name-asian="Droid Sans Fallback" style:font-size-asian="10pt" style:font-weight-asian="normal" style:font-weight-complex="normal"/>
    </style:style>
    <style:style style:name="P37" style:family="paragraph" style:parent-style-name="Standard">
      <style:text-properties fo:color="#000000" style:font-name="Monospace" fo:font-size="10pt" fo:font-weight="normal" officeooo:rsid="001773d6" officeooo:paragraph-rsid="00363d39" style:font-name-asian="Droid Sans Fallback" style:font-size-asian="10pt" style:font-weight-asian="normal" style:font-weight-complex="normal"/>
    </style:style>
    <style:style style:name="P38" style:family="paragraph" style:parent-style-name="Standard">
      <style:text-properties fo:color="#000000" style:font-name="Monospace" fo:font-size="10pt" fo:font-weight="normal" officeooo:rsid="001773d6" officeooo:paragraph-rsid="00378bb8" style:font-name-asian="Droid Sans Fallback" style:font-size-asian="10pt" style:font-weight-asian="normal" style:font-weight-complex="normal"/>
    </style:style>
    <style:style style:name="P39" style:family="paragraph" style:parent-style-name="Standard">
      <style:text-properties fo:color="#000000" style:font-name="Monospace" fo:font-size="10pt" fo:font-weight="normal" officeooo:rsid="001773d6" officeooo:paragraph-rsid="003f9eaa" style:font-name-asian="Droid Sans Fallback" style:font-size-asian="10pt" style:font-weight-asian="normal" style:font-weight-complex="normal"/>
    </style:style>
    <style:style style:name="P40" style:family="paragraph" style:parent-style-name="Standard">
      <style:text-properties fo:color="#000000" style:font-name="Monospace" fo:font-size="10pt" fo:font-weight="normal" officeooo:rsid="001773d6" officeooo:paragraph-rsid="003ffcc2" style:font-name-asian="Droid Sans Fallback" style:font-size-asian="10pt" style:font-weight-asian="normal" style:font-weight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eabaf" style:font-size-asian="10pt"/>
    </style:style>
    <style:style style:name="T3" style:family="text">
      <style:text-properties fo:color="#000000" style:font-name="Monospace" fo:font-size="10pt" officeooo:rsid="0021107d" style:font-size-asian="10pt"/>
    </style:style>
    <style:style style:name="T4" style:family="text">
      <style:text-properties fo:color="#000000" style:font-name="Monospace" fo:font-size="10pt" officeooo:rsid="0020b71e" style:font-size-asian="10pt"/>
    </style:style>
    <style:style style:name="T5" style:family="text">
      <style:text-properties fo:color="#000000" style:font-name="Monospace" fo:font-size="10pt" officeooo:rsid="001ac8b6" style:font-size-asian="10pt"/>
    </style:style>
    <style:style style:name="T6" style:family="text">
      <style:text-properties fo:color="#000000" style:font-name="Monospace" fo:font-size="10pt" officeooo:rsid="001e24e1" style:font-size-asian="10pt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fo:font-size="10pt" officeooo:rsid="001ac8b6" style:font-size-asian="10pt"/>
    </style:style>
    <style:style style:name="T9" style:family="text">
      <style:text-properties fo:color="#000000" fo:font-size="10pt" officeooo:rsid="001cacdc" style:font-size-asian="10pt"/>
    </style:style>
    <style:style style:name="T10" style:family="text">
      <style:text-properties fo:color="#000000" fo:font-size="10pt" officeooo:rsid="001e24e1" style:font-size-asian="10pt"/>
    </style:style>
    <style:style style:name="T11" style:family="text">
      <style:text-properties fo:color="#000000" fo:font-size="10pt" officeooo:rsid="0020b71e" style:font-size-asian="10pt"/>
    </style:style>
    <style:style style:name="T12" style:family="text">
      <style:text-properties fo:color="#000000" fo:font-size="10pt" officeooo:rsid="0043808f" style:font-size-asian="10pt"/>
    </style:style>
    <style:style style:name="T13" style:family="text">
      <style:text-properties fo:color="#000000" style:font-name="Droid Sans Fallback" fo:font-size="10pt" style:font-name-asian="Droid Sans Fallback" style:font-size-asian="10pt"/>
    </style:style>
    <style:style style:name="T14" style:family="text">
      <style:text-properties fo:color="#000000" style:font-name="Droid Sans Fallback" fo:font-size="10pt" officeooo:rsid="001773d6" style:font-name-asian="Droid Sans Fallback" style:font-size-asian="10pt"/>
    </style:style>
    <style:style style:name="T15" style:family="text">
      <style:text-properties fo:color="#005032"/>
    </style:style>
    <style:style style:name="T16" style:family="text">
      <style:text-properties fo:color="#005032" style:font-name="Monospace"/>
    </style:style>
    <style:style style:name="T17" style:family="text">
      <style:text-properties style:font-name="Droid Sans Fallback"/>
    </style:style>
    <style:style style:name="T18" style:family="text">
      <style:text-properties style:font-name="Droid Sans Fallback" officeooo:rsid="0030c5a2"/>
    </style:style>
    <style:style style:name="T19" style:family="text">
      <style:text-properties style:font-name="Droid Sans Fallback" officeooo:rsid="0034c9b6"/>
    </style:style>
    <style:style style:name="T20" style:family="text">
      <style:text-properties style:font-name="Droid Sans Fallback" officeooo:rsid="003f9eaa"/>
    </style:style>
    <style:style style:name="T21" style:family="text">
      <style:text-properties style:font-name="Monospace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officeooo:rsid="001eabaf" style:font-size-asian="10pt"/>
    </style:style>
    <style:style style:name="T24" style:family="text">
      <style:text-properties style:font-name="Monospace" fo:font-size="10pt" officeooo:rsid="001ac8b6" style:font-size-asian="10pt"/>
    </style:style>
    <style:style style:name="T25" style:family="text">
      <style:text-properties style:font-name="Monospace" fo:font-size="10pt" officeooo:rsid="00200232" style:font-size-asian="10pt"/>
    </style:style>
    <style:style style:name="T26" style:family="text">
      <style:text-properties style:font-name="Monospace" fo:font-size="10pt" officeooo:rsid="0021107d" style:font-size-asian="10pt"/>
    </style:style>
    <style:style style:name="T27" style:family="text">
      <style:text-properties style:font-name="Monospace" fo:font-size="10pt" officeooo:rsid="00233867" style:font-size-asian="10pt"/>
    </style:style>
    <style:style style:name="T28" style:family="text">
      <style:text-properties style:font-name="Monospace" fo:font-size="10pt" officeooo:rsid="0020b71e" style:font-size-asian="10pt"/>
    </style:style>
    <style:style style:name="T29" style:family="text">
      <style:text-properties style:font-name="Monospace" fo:font-size="10pt" officeooo:rsid="001e24e1" style:font-size-asian="10pt"/>
    </style:style>
    <style:style style:name="T30" style:family="text">
      <style:text-properties style:font-name="Monospace" fo:font-size="10pt" officeooo:rsid="00266d75" style:font-size-asian="10pt"/>
    </style:style>
    <style:style style:name="T31" style:family="text">
      <style:text-properties style:font-name="Monospace" fo:font-size="10pt" officeooo:rsid="0029ed00" style:font-size-asian="10pt"/>
    </style:style>
    <style:style style:name="T32" style:family="text">
      <style:text-properties style:font-name="Monospace" fo:font-size="10pt" officeooo:rsid="002c4b3c" style:font-size-asian="10pt"/>
    </style:style>
    <style:style style:name="T33" style:family="text">
      <style:text-properties style:font-name="Monospace" fo:font-size="10pt" officeooo:rsid="002e4463" style:font-size-asian="10pt"/>
    </style:style>
    <style:style style:name="T34" style:family="text">
      <style:text-properties style:font-name="Monospace" officeooo:rsid="0032837d"/>
    </style:style>
    <style:style style:name="T35" style:family="text">
      <style:text-properties style:font-name="Monospace" officeooo:rsid="0032a110"/>
    </style:style>
    <style:style style:name="T36" style:family="text">
      <style:text-properties style:font-name="Monospace" officeooo:rsid="003498d6"/>
    </style:style>
    <style:style style:name="T37" style:family="text">
      <style:text-properties style:font-name="Monospace" officeooo:rsid="0020b71e"/>
    </style:style>
    <style:style style:name="T38" style:family="text">
      <style:text-properties style:font-name="Monospace" officeooo:rsid="001ac8b6"/>
    </style:style>
    <style:style style:name="T39" style:family="text">
      <style:text-properties style:font-name="Monospace" officeooo:rsid="001e24e1"/>
    </style:style>
    <style:style style:name="T40" style:family="text">
      <style:text-properties style:font-name="Monospace" officeooo:rsid="00363d39"/>
    </style:style>
    <style:style style:name="T41" style:family="text">
      <style:text-properties style:font-name="Monospace" officeooo:rsid="002e4463"/>
    </style:style>
    <style:style style:name="T42" style:family="text">
      <style:text-properties style:font-name="Monospace" officeooo:rsid="002c4b3c"/>
    </style:style>
    <style:style style:name="T43" style:family="text">
      <style:text-properties style:font-name="Monospace" officeooo:rsid="003b84e1"/>
    </style:style>
    <style:style style:name="T44" style:family="text">
      <style:text-properties style:font-name="Monospace" officeooo:rsid="003e1e7b"/>
    </style:style>
    <style:style style:name="T45" style:family="text">
      <style:text-properties officeooo:rsid="001eabaf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officeooo:rsid="00266d75" style:font-size-asian="10pt"/>
    </style:style>
    <style:style style:name="T48" style:family="text">
      <style:text-properties fo:font-size="10pt" officeooo:rsid="0029ed00" style:font-size-asian="10pt"/>
    </style:style>
    <style:style style:name="T49" style:family="text">
      <style:text-properties fo:font-size="10pt" officeooo:rsid="0020b71e" style:font-size-asian="10pt"/>
    </style:style>
    <style:style style:name="T50" style:family="text">
      <style:text-properties fo:font-size="10pt" officeooo:rsid="001ac8b6" style:font-size-asian="10pt"/>
    </style:style>
    <style:style style:name="T51" style:family="text">
      <style:text-properties fo:font-size="10pt" officeooo:rsid="002c4b3c" style:font-size-asian="10pt"/>
    </style:style>
    <style:style style:name="T52" style:family="text">
      <style:text-properties fo:font-size="10pt" officeooo:rsid="002f7c47" style:font-size-asian="10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2f7c47"/>
    </style:style>
    <style:style style:name="T55" style:family="text">
      <style:text-properties officeooo:rsid="0032837d"/>
    </style:style>
    <style:style style:name="T56" style:family="text">
      <style:text-properties fo:color="#0000c0" style:font-name="Monospace"/>
    </style:style>
    <style:style style:name="T57" style:family="text">
      <style:text-properties officeooo:rsid="003f9eaa"/>
    </style:style>
    <style:style style:name="T58" style:family="text">
      <style:text-properties officeooo:rsid="003ff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修改记录</text:p>
      <text:p text:style-name="P1">im_xch:</text:p>
      <text:p text:style-name="P1">imxch</text:p>
      <text:p text:style-name="P1">1）公有函数</text:p>
      <text:p text:style-name="P1"><text:span text:style-name="T7">Im_Xch_Open修改为im_xch_open</text:span></text:p>
      <text:p text:style-name="P1"><text:span text:style-name="T7">Im_Xch_Init 修改为im_xch_init</text:span></text:p>
      <text:p text:style-name="P1"><text:span text:style-name="T7">Im_Xch_Start_Sync 修改为im_xch_start_sync</text:span></text:p>
      <text:p text:style-name="P1"><text:span text:style-name="T7">Im_Xch_Start_Async 修改为im_xch_start_async</text:span></text:p>
      <text:p text:style-name="P1"><text:span text:style-name="T7">Im_Xch_Get_Histogram 修改为im_xch_get_histogram</text:span></text:p>
      <text:p text:style-name="P1"><text:span text:style-name="T7">Im_Xch_Wait_End <text:s/>修改为im_xch_wait_end</text:span></text:p>
      <text:p text:style-name="P1"><text:span text:style-name="T7">Im_Xch_Close <text:s text:c="2"/>修改为im_xch_close</text:span></text:p>
      <text:p text:style-name="P1"><text:span text:style-name="T7">Im_Xch_Stop <text:s text:c="3"/>修改为im_xch_stop</text:span></text:p>
      <text:p text:style-name="P1"><text:span text:style-name="T7">Im_Xch_Int_Handler <text:s/>修改为im_xch_int_handler</text:span></text:p>
      <text:p text:style-name="P1"><text:span text:style-name="T7">Im_Xch_Fill <text:s text:c="8"/>修改为im_xch_fill</text:span></text:p>
      <text:p text:style-name="P1"><text:span text:style-name="T7">Im_Xch_Fill_Ex_Sync <text:s text:c="3"/>修改为im_xch_fill_ex_sync</text:span></text:p>
      <text:p text:style-name="P1"><text:span text:style-name="T7">Im_Xch_Fill_Ex_Async <text:s/>修改为im_xch_fill_ex_async</text:span></text:p>
      <text:p text:style-name="P1"/>
      <text:p text:style-name="P1"><text:span text:style-name="T7">2)结构体</text:span></text:p>
      <text:p text:style-name="P12"><text:span text:style-name="T14">T_IM_XCH_CTRL_CMN <text:s/>修改为 </text:span><text:span text:style-name="T13">ImXchCtrlCmn</text:span></text:p>
      <text:p text:style-name="P13"><text:span text:style-name="T22">T_IM_XCH_CTRL_THIN <text:s/>修改为 </text:span><text:span text:style-name="T23">ImXchCtrlThin</text:span></text:p>
      <text:p text:style-name="P9"><text:span text:style-name="T1">T_IM_XCH_CTRL_HIST <text:s text:c="2"/>修改为 </text:span><text:span text:style-name="T2">ImXchCtrl</text:span><text:span text:style-name="T3">Hist</text:span></text:p>
      <text:p text:style-name="P16"><text:span text:style-name="T22">T_IM_XCH_CTRL_HALF_THIN <text:s/>修改为 </text:span><text:span text:style-name="T23">ImXchCtrl</text:span><text:span text:style-name="T26">H</text:span><text:span text:style-name="T27">alfThin</text:span></text:p>
      <text:p text:style-name="P18"><text:span text:style-name="T22">T_IM_XCH_CTRL_COPY <text:s text:c="2"/></text:span><text:span text:style-name="T46">修改为 ImXchCtrlC</text:span><text:span text:style-name="T47">opy</text:span></text:p>
      <text:p text:style-name="P20"><text:span text:style-name="T30">T_IM_XCH_COPY _</text:span><text:span text:style-name="T31">EX <text:s text:c="4"/></text:span><text:span text:style-name="T46">修改为 ImXchC</text:span><text:span text:style-name="T47">opy</text:span><text:span text:style-name="T48">Ex</text:span></text:p>
      <text:p text:style-name="P34">T_IM_XCH_FILL_EX <text:s text:c="3"/><text:span text:style-name="T17">修改为 ImXch</text:span><text:span text:style-name="T18">FillEx</text:span></text:p>
      <text:p text:style-name="P36">T_IM_XCH_EXAMINE_HIST<text:span text:style-name="T15"> <text:s/></text:span><text:span text:style-name="T17">修改为 ImXch</text:span><text:span text:style-name="T19">ExamineHist</text:span></text:p>
      <text:p text:style-name="P38">T_IM_XCH_CONV_THIN<text:span text:style-name="T15"> <text:s text:c="2"/></text:span>修改为 <text:span text:style-name="T45">ImXchConvThin</text:span></text:p>
      <text:p text:style-name="P39">T_IM_XCH_<text:span text:style-name="T57">MNG</text:span>_<text:span text:style-name="T57">SAVE</text:span> <text:s/><text:span text:style-name="T17">修改为 ImXch</text:span><text:span text:style-name="T20">MngSave</text:span></text:p>
      <text:p text:style-name="P13"/>
      <text:p text:style-name="P3"/>
      <text:p text:style-name="P3"><text:span text:style-name="T7">3）枚举</text:span></text:p>
      <text:p text:style-name="P3"/>
      <text:p text:style-name="P3"><text:span text:style-name="T7"><text:s text:c="6"/>枚举项</text:span></text:p>
      <text:p text:style-name="P3"><text:span text:style-name="T7"/></text:p>
      <text:p text:style-name="P3"/>
      <text:p text:style-name="P3"><text:span text:style-name="T7">4）头文件公有宏</text:span></text:p>
      <text:p text:style-name="P3"/>
      <text:p text:style-name="P3"><text:span text:style-name="T7">5）全局变量</text:span></text:p>
      <text:p text:style-name="P7"><text:span text:style-name="T7">ImXchCtrlCmn:</text:span></text:p>
      <text:p text:style-name="P7"><text:span text:style-name="T7">g_hsize 修改为 g</text:span><text:span text:style-name="T8">Hsize</text:span></text:p>
      <text:p text:style-name="P4"><text:span text:style-name="T8">d_hsize 修改为 dHsize</text:span></text:p>
      <text:p text:style-name="P5"><text:span text:style-name="T8">d_vsize 修改为 d</text:span><text:span text:style-name="T9">V</text:span><text:span text:style-name="T8">size</text:span></text:p>
      <text:p text:style-name="P6"><text:span text:style-name="T8">d</text:span><text:span text:style-name="T10">st</text:span><text:span text:style-name="T8">_</text:span><text:span text:style-name="T10">addr</text:span><text:span text:style-name="T8"> 修改为 d</text:span><text:span text:style-name="T10">stAddr</text:span></text:p>
      <text:p text:style-name="P6"/>
      <text:p text:style-name="P14"><text:span text:style-name="T23">ImXchCtrlThin:</text:span></text:p>
      <text:p text:style-name="P14"><text:span text:style-name="T25">s</text:span><text:span text:style-name="T23">_hsize 修改为 </text:span><text:span text:style-name="T25">s</text:span><text:span text:style-name="T24">Hsize</text:span></text:p>
      <text:p text:style-name="P8"><text:span text:style-name="T11">src</text:span><text:span text:style-name="T8">_</text:span><text:span text:style-name="T10">addr</text:span><text:span text:style-name="T8"> 修改为 </text:span><text:span text:style-name="T11">src</text:span><text:span text:style-name="T10">Addr</text:span></text:p>
      <text:p text:style-name="P8"/>
      <text:p text:style-name="P10"><text:span text:style-name="T2">ImXchCtrl</text:span><text:span text:style-name="T3">Hist:</text:span></text:p>
      <text:p text:style-name="P15"><text:span text:style-name="T25">s</text:span><text:span text:style-name="T23">_hsize 修改为 </text:span><text:span text:style-name="T25">s</text:span><text:span text:style-name="T24">Hsize</text:span></text:p>
      <text:p text:style-name="P11"><text:span text:style-name="T4">src</text:span><text:span text:style-name="T5">_</text:span><text:span text:style-name="T6">addr</text:span><text:span text:style-name="T5"> 修改为 </text:span><text:span text:style-name="T4">src</text:span><text:span text:style-name="T6">Addr</text:span></text:p>
      <text:p text:style-name="P11"/>
      <text:p text:style-name="P17"><text:span text:style-name="T23">ImXchCtrl</text:span><text:span text:style-name="T26">H</text:span><text:span text:style-name="T27">alfThin:</text:span></text:p>
      <text:p text:style-name="P17"><text:soft-page-break/><text:span text:style-name="T25">s</text:span><text:span text:style-name="T23">_hsize 修改为 </text:span><text:span text:style-name="T25">s</text:span><text:span text:style-name="T24">Hsize</text:span></text:p>
      <text:p text:style-name="P17"><text:span text:style-name="T28">src</text:span><text:span text:style-name="T24">_</text:span><text:span text:style-name="T29">addr</text:span><text:span text:style-name="T24"> 修改为 </text:span><text:span text:style-name="T28">src</text:span><text:span text:style-name="T29">Addr</text:span></text:p>
      <text:p text:style-name="P17"/>
      <text:p text:style-name="P19"><text:span text:style-name="T27">ImXchCtrlC</text:span><text:span text:style-name="T30">opy:</text:span></text:p>
      <text:p text:style-name="P19"><text:span text:style-name="T25">s</text:span><text:span text:style-name="T23">_hsize 修改为 </text:span><text:span text:style-name="T25">s</text:span><text:span text:style-name="T24">Hsize</text:span></text:p>
      <text:p text:style-name="P19"><text:span text:style-name="T28">src</text:span><text:span text:style-name="T24">_</text:span><text:span text:style-name="T29">addr</text:span><text:span text:style-name="T24"> 修改为 </text:span><text:span text:style-name="T28">src</text:span><text:span text:style-name="T29">Addr</text:span></text:p>
      <text:p text:style-name="P21"><text:span text:style-name="T29">ImXchC</text:span><text:span text:style-name="T30">opy</text:span><text:span text:style-name="T31">Ex:</text:span></text:p>
      <text:p text:style-name="P22"><text:span text:style-name="T49">src</text:span><text:span text:style-name="T50">_</text:span><text:span text:style-name="T51">gl_width</text:span><text:span text:style-name="T50"> 修改为 </text:span><text:span text:style-name="T49">src</text:span><text:span text:style-name="T51">GlWidth</text:span></text:p>
      <text:p text:style-name="P23"><text:span text:style-name="T33">dst</text:span><text:span text:style-name="T24">_</text:span><text:span text:style-name="T32">gl_width</text:span><text:span text:style-name="T24"> 修改为 </text:span><text:span text:style-name="T33">dst</text:span><text:span text:style-name="T32">GlWidth</text:span></text:p>
      <text:p text:style-name="P24"><text:span text:style-name="T52">copy</text:span><text:span text:style-name="T46">_</text:span><text:span text:style-name="T52">type</text:span><text:span text:style-name="T46"> 修改为 </text:span><text:span text:style-name="T52">copyType</text:span></text:p>
      <text:p text:style-name="P21"/>
      <text:p text:style-name="P35"><text:span text:style-name="T17">ImXch</text:span><text:span text:style-name="T18">FillEx:</text:span></text:p>
      <text:p text:style-name="P26"><text:span text:style-name="T55">fill_date 修改为 fillDate</text:span></text:p>
      <text:p text:style-name="P27"><text:span text:style-name="T34">fill_</text:span><text:span text:style-name="T35">addr</text:span><text:span text:style-name="T34"> 修改为 fill</text:span><text:span text:style-name="T35">Addr</text:span></text:p>
      <text:p text:style-name="P28"><text:span text:style-name="T21">gl_width</text:span><text:span text:style-name="T34"> 修改为 </text:span><text:span text:style-name="T36">glWidth</text:span></text:p>
      <text:p text:style-name="P28"/>
      <text:p text:style-name="P37"><text:span text:style-name="T17">ImXch</text:span><text:span text:style-name="T19">ExamineHist:</text:span></text:p>
      <text:p text:style-name="P29"><text:span text:style-name="T40">hist</text:span><text:span text:style-name="T38">_</text:span><text:span text:style-name="T39">addr</text:span><text:span text:style-name="T38"> 修改为 </text:span><text:span text:style-name="T40">hist</text:span><text:span text:style-name="T39">Addr</text:span></text:p>
      <text:p text:style-name="P29"/>
      <text:p text:style-name="P29"><text:span text:style-name="T21">ImXchConvThin:</text:span></text:p>
      <text:p text:style-name="P25"><text:span text:style-name="T49">src</text:span><text:span text:style-name="T50">_</text:span><text:span text:style-name="T51">gl_width</text:span><text:span text:style-name="T50"> 修改为 </text:span><text:span text:style-name="T49">src</text:span><text:span text:style-name="T51">GlWidth</text:span></text:p>
      <text:p text:style-name="P30"><text:span text:style-name="T41">dst</text:span><text:span text:style-name="T38">_</text:span><text:span text:style-name="T42">gl_width</text:span><text:span text:style-name="T38"> 修改为 </text:span><text:span text:style-name="T41">dst</text:span><text:span text:style-name="T42">GlWidth</text:span></text:p>
      <text:p text:style-name="P31"><text:span text:style-name="T39">t</text:span><text:span text:style-name="T43">hin</text:span><text:span text:style-name="T39">_width</text:span><text:span text:style-name="T34"> 修改为 </text:span><text:span text:style-name="T43">thin</text:span><text:span text:style-name="T36">Width</text:span></text:p>
      <text:p text:style-name="P32"><text:span text:style-name="T39">t</text:span><text:span text:style-name="T43">hin</text:span><text:span text:style-name="T39">_l</text:span><text:span text:style-name="T44">ines</text:span><text:span text:style-name="T34"> 修改为 </text:span><text:span text:style-name="T43">thin</text:span><text:span text:style-name="T44">Lines</text:span></text:p>
      <text:p text:style-name="P32"/>
      <text:p text:style-name="P40"><text:span text:style-name="T17">ImXch</text:span><text:span text:style-name="T20">MngSave:</text:span></text:p>
      <text:p text:style-name="P33"><text:span text:style-name="T58">sync_type 修改为 syncType</text:span></text:p>
      <text:p text:style-name="P32"><text:span text:style-name="T36"/></text:p>
      <text:p text:style-name="P3"><text:span text:style-name="T7">get/set方法</text:span></text:p>
      <text:p text:style-name="P1"><text:span text:style-name="T7"/></text:p>
      <text:p text:style-name="P1">imxch1</text:p>
      <text:p text:style-name="P1">1）公有函数</text:p>
      <text:p text:style-name="P1"/>
      <text:p text:style-name="P1">imxch2</text:p>
      <text:p text:style-name="P1">1）公有函数</text:p>
      <text:p text:style-name="P1"/>
      <text:p text:style-name="P1"/>
      <text:p text:style-name="P1"/>
      <text:p text:style-name="P1">im_shdr:</text:p>
      <text:p text:style-name="P1">imshdr</text:p>
      <text:p text:style-name="P1">imshdr1</text:p>
      <text:p text:style-name="P1">imshdr2</text:p>
      <text:p text:style-name="P1">imshdr3</text:p>
      <text:p text:style-name="P1"/>
      <text:p text:style-name="P1"/>
      <text:p text:style-name="P1">im_raw:</text:p>
      <text:p text:style-name="P1"/>
      <text:p text:style-name="P1">im_rdma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Fallback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Fallback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Fallback1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6:43:08.800224911</meta:creation-date>
    <dc:date>2020-09-10T21:54:47.339958022</dc:date>
    <meta:editing-duration>PT10H30M8S</meta:editing-duration>
    <meta:editing-cycles>56</meta:editing-cycles>
    <meta:generator>LibreOffice/4.2.8.2$Linux_X86_64 LibreOffice_project/420m0$Build-2</meta:generator>
    <meta:document-statistic meta:table-count="0" meta:image-count="0" meta:object-count="0" meta:page-count="2" meta:paragraph-count="77" meta:word-count="302" meta:character-count="1604" meta:non-whitespace-character-count="1481"/>
  </office:meta>
</office:document-meta>
</file>